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c5cd" officeooo:paragraph-rsid="0021c5cd"/>
    </style:style>
    <style:style style:name="P2" style:family="paragraph" style:parent-style-name="Standard">
      <style:text-properties fo:font-size="14pt" fo:font-weight="bold" officeooo:rsid="0021c5cd" officeooo:paragraph-rsid="0021c5cd" style:font-size-asian="14pt" style:font-weight-asian="bold" style:font-size-complex="14pt" style:font-weight-complex="bold"/>
    </style:style>
    <style:style style:name="P3" style:family="paragraph" style:parent-style-name="Standard">
      <style:text-properties fo:font-weight="bold" officeooo:rsid="0016d9ff" officeooo:paragraph-rsid="0023e576" style:font-weight-asian="bold" style:font-weight-complex="bold"/>
    </style:style>
    <style:style style:name="P4" style:family="paragraph" style:parent-style-name="Standard">
      <style:text-properties fo:font-weight="bold" officeooo:rsid="0035f753" officeooo:paragraph-rsid="0035f753" style:font-weight-asian="bold" style:font-weight-complex="bold"/>
    </style:style>
    <style:style style:name="P5" style:family="paragraph" style:parent-style-name="Standard">
      <style:text-properties fo:font-weight="bold" officeooo:rsid="00381a49" officeooo:paragraph-rsid="00381a49" style:font-weight-asian="bold" style:font-weight-complex="bold"/>
    </style:style>
    <style:style style:name="P6" style:family="paragraph" style:parent-style-name="Standard">
      <style:text-properties officeooo:rsid="0033697f" officeooo:paragraph-rsid="0035f753"/>
    </style:style>
    <style:style style:name="P7" style:family="paragraph" style:parent-style-name="Standard">
      <style:text-properties officeooo:rsid="0035f753" officeooo:paragraph-rsid="0035f753"/>
    </style:style>
    <style:style style:name="P8" style:family="paragraph" style:parent-style-name="Standard">
      <style:text-properties officeooo:rsid="00583e9f" officeooo:paragraph-rsid="0035f753"/>
    </style:style>
    <style:style style:name="P9" style:family="paragraph" style:parent-style-name="Standard">
      <style:text-properties officeooo:rsid="00381a49" officeooo:paragraph-rsid="00381a49"/>
    </style:style>
    <style:style style:name="P10" style:family="paragraph" style:parent-style-name="Standard">
      <style:text-properties officeooo:rsid="003b3c60" officeooo:paragraph-rsid="003eaf67"/>
    </style:style>
    <style:style style:name="P11" style:family="paragraph" style:parent-style-name="Standard">
      <style:text-properties fo:font-weight="normal" officeooo:rsid="00360226" officeooo:paragraph-rsid="0040d2bf" style:font-weight-asian="normal" style:font-weight-complex="normal"/>
    </style:style>
    <style:style style:name="P12" style:family="paragraph" style:parent-style-name="Standard">
      <style:text-properties fo:font-weight="normal" officeooo:rsid="0042cfe4" officeooo:paragraph-rsid="0042cfe4" style:font-weight-asian="normal" style:font-weight-complex="normal"/>
    </style:style>
    <style:style style:name="T1" style:family="text">
      <style:text-properties officeooo:rsid="0023e576"/>
    </style:style>
    <style:style style:name="T2" style:family="text">
      <style:text-properties officeooo:rsid="00186574"/>
    </style:style>
    <style:style style:name="T3" style:family="text">
      <style:text-properties officeooo:rsid="00296d62"/>
    </style:style>
    <style:style style:name="T4" style:family="text">
      <style:text-properties officeooo:rsid="002ae1e5"/>
    </style:style>
    <style:style style:name="T5" style:family="text">
      <style:text-properties officeooo:rsid="003457e6"/>
    </style:style>
    <style:style style:name="T6" style:family="text">
      <style:text-properties officeooo:rsid="0035f753"/>
    </style:style>
    <style:style style:name="T7" style:family="text">
      <style:text-properties officeooo:rsid="008108c4"/>
    </style:style>
    <style:style style:name="T8" style:family="text">
      <style:text-properties officeooo:rsid="009b44ca"/>
    </style:style>
    <style:style style:name="T9" style:family="text">
      <style:text-properties officeooo:rsid="00ed250f"/>
    </style:style>
    <style:style style:name="T10" style:family="text">
      <style:text-properties officeooo:rsid="00381a49"/>
    </style:style>
    <style:style style:name="T11" style:family="text">
      <style:text-properties officeooo:rsid="003b3c60"/>
    </style:style>
    <style:style style:name="T12" style:family="text">
      <style:text-properties officeooo:rsid="003da86b"/>
    </style:style>
    <style:style style:name="T13" style:family="text">
      <style:text-properties officeooo:rsid="00382c77"/>
    </style:style>
    <style:style style:name="T14" style:family="text">
      <style:text-properties officeooo:rsid="00433f27"/>
    </style:style>
    <style:style style:name="T15" style:family="text">
      <style:text-properties officeooo:rsid="003da86b" fo:background-color="#ffff00" loext:char-shading-value="0"/>
    </style:style>
    <style:style style:name="T16" style:family="text">
      <style:text-properties officeooo:rsid="003da86b"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text:span text:style-name="T3">das</text:span> Netzwerk für einen sozialen Wandel</text:p>
      <text:p text:style-name="P1"/>
      <text:p text:style-name="P3">Diese <text:span text:style-name="T4">Internetplattform</text:span> widmet sich der Frage, was <text:span text:style-name="T1">jeder Einzelne tun kann</text:span> um unsere Welt zum Positiven zu verändern. Es geht darum einen Ort im Netz zu schaffen wo nachhaltige Lösungen für aktuell<text:span text:style-name="T2">e</text:span> Probleme <text:span text:style-name="T2">geteilt</text:span> werden <text:span text:style-name="T2">können.</text:span></text:p>
      <text:p text:style-name="P1"/>
      <text:p text:style-name="P6">Oft erscheint es, als sei alles Hoffnungslos. Täglich werden wir <text:span text:style-name="T10">mit</text:span> unzählige<text:span text:style-name="T5">n</text:span> negativen Meldungen aus der ganzen Welt <text:span text:style-name="T10">bombardiert</text:span>. Was kann man <text:span text:style-name="T6">da</text:span> <text:span text:style-name="T5">im Angesicht von so viel Leid und Zerstörung schon ausrichten</text:span>? Zynisch werden, <text:span text:style-name="T5">beide Augen zudrücken und wie gewohnt</text:span> weitermachen? <text:span text:style-name="T5">Doch es existieren alternative Wege und diese beginnen bei jedem Einzelnen. Es ist an der Zeit das wir für unser Handeln und Denken die Verantwortung übernehmen. Den dies ist ein Schlüssel zu einer friedlicheren und gerechteren Welt, davon bin ich überzeugt. Um dies zu verwirklichen existieren bereits viele Lösungsansätze und Philosophien die nur darauf warten umgesetzt zu werden. Solche die zu einem achtsamen Umgang mit sich selber und der Umgebung führen. Oft ist es jedoch schwierig in der Vielfalt der Möglichkeiten das Passende zu finden. Genau bei diesem Punkt soll Elyoos unterstützend wirken. Mit Hilfe der Empfehlungen von Leuten denen man vertraut, sollen die Informationen gefunden werden welche wirklich weiterhelfen und nützlich sind.</text:span></text:p>
      <text:p text:style-name="P6"/>
      <text:p text:style-name="P4">Weshalb nicht ein bestehende<text:span text:style-name="T10">s</text:span> soziales Netzwerk verwenden?</text:p>
      <text:p text:style-name="P7"/>
      <text:p text:style-name="P8">Man könnte <text:span text:style-name="T7">argumentieren das </text:span>ein Netzwerk wie Facebook oder Google+ <text:span text:style-name="T7">verwendet werden sollte</text:span>. <text:span text:style-name="T11">Jedoch</text:span> sind diese Plattformen nur eingeschränkt geeignet <text:span text:style-name="T10">bezüglich</text:span> diese<text:span text:style-name="T10">m</text:span> Thema. Erstens gehen die relevanten Informationen <text:span text:style-name="T7">oft</text:span> in der Flut von <text:span text:style-name="T8">allgemeinen</text:span> Beiträgen unter. Zweitens sehe ich Werbung als äusserst <text:span text:style-name="T9">unpassend</text:span> auf einer solche<text:span text:style-name="T9">n</text:span> Plattform. <text:span text:style-name="T7">Es sollte nicht sein, das Beiträge zu erst präsentiert werden nur weil jemand viel Geld in die Hand nahm. Aus diesem Grund wird Elyoos ausschliesslich über Spenden finanziert. Ein weiterer Punkt ist, dass diese Netzwerke nicht alle Funktionen bieten die meiner Ansicht nach nötig wären. Auch Elyoos ist diesbezüglich noch nicht vollständig. Der aktuelle Stand ist erst ein Anfang auf dem sich aufbauen lässt. </text:span></text:p>
      <text:p text:style-name="P8"/>
      <text:p text:style-name="P5">Elyoos <text:span text:style-name="T14">benötigt</text:span> Deine <text:span text:style-name="T14">Hilfe</text:span></text:p>
      <text:p text:style-name="P9"/>
      <text:p text:style-name="P10">Um die Weiterentwicklung voranzutreiben <text:span text:style-name="T12">ist Elyoos auf Deine Mithilfe angewiesen. Zum einen befinden sich im Moment nur einige wenige Personen auf der Plattform um das Grundkonzept zu testen. Ein Ziel ist es nun das soziale Netzwerk mit Leben zu füllen und Feedback für die bestehenden sowie die zukünftigen Funktionen zu sammeln. Ausserdem muss die Finanzierung gesichert werden damit es weitergehen kann. Dazu habe ich eine Crowdfunding Kampagne auf WeMakeIt gestartet die bis zum </text:span><text:span text:style-name="T16">blabla</text:span><text:span text:style-name="T12"> dauern wird. </text:span></text:p>
      <text:p text:style-name="P10"/>
      <text:p text:style-name="P11">Ich bin der Überzeugung, dass die Zeit reif ist für ein soziales Netzwerk das einen echten Beitrag zur Verbesserung unserer Welt leistet. <text:span text:style-name="T13">Damit dies möglich wird danke ich Dir vielmals für Deine Unterstützung!</text:span></text:p>
      <text:p text:style-name="P11"/>
      <text:p text:style-name="P12"><text:a xlink:type="simple" xlink:href="http://www.elyoos.com/" text:style-name="Internet_20_link" text:visited-style-name="Visited_20_Internet_20_Link">www.elyoos.com</text:a></text:p>
      <text:p text:style-name="P12"/>
      <text:p text:style-name="P12"><text:a xlink:type="simple" xlink:href="http://www.wemakeit.ch/" text:style-name="Internet_20_link" text:visited-style-name="Visited_20_Internet_20_Link">www.wemakeit.ch</text:a>/<text:span text:style-name="T14">link</text:span></text:p>
      <text:p text:style-name="P12"/>
      <text:p text:style-name="P12"/>
      <text:p text:style-name="P11"/>
      <text:p text:style-name="P11"/>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09:32:55.866000000</meta:creation-date>
    <meta:generator>LibreOffice/5.1.4.2$Windows_x86 LibreOffice_project/f99d75f39f1c57ebdd7ffc5f42867c12031db97a</meta:generator>
    <dc:date>2016-09-04T18:45:06.843000000</dc:date>
    <meta:editing-duration>PT5H37M27S</meta:editing-duration>
    <meta:editing-cycles>20</meta:editing-cycles>
    <meta:print-date>2016-09-03T14:08:04.076000000</meta:print-date>
    <meta:document-statistic meta:table-count="0" meta:image-count="0" meta:object-count="0" meta:page-count="1" meta:paragraph-count="10" meta:word-count="431" meta:character-count="2891" meta:non-whitespace-character-count="2468"/>
  </office:meta>
</office:document-meta>
</file>